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redit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redit For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Face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EM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OUNTY_STA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ounty</text:p>
          </table:table-cell>
          <table:table-cell office:value-type="string" table:style-name="ce2">
            <text:p>Sta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FFMA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Fred Fish Memorial Award (FFM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BASIC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CONT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Continen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GROUP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Grou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TAG</text:p>
          </table:table-cell>
          <table:table-cell office:value-type="string" table:style-name="ce2">
            <text:p>Russian Districts Award (RD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United States of America Counties (USA-C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WAB AG</text:p>
          </table:table-cell>
          <table:table-cell office:value-type="string" table:style-name="ce2">
            <text:p>Worked All Britain (WAB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_BAND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BAND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MOD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BAND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MODE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EM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NOVIC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No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QRP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_BAND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Credit Enumeration exported from Released ADIF Specification 3.1.6</dc:title>
    <meta:initial-creator>ADIF Development Group</meta:initial-creator>
    <dc:creator>Graham Smith</dc:creator>
    <meta:creation-date>2025-09-15T11:13:32Z</meta:creation-date>
    <dc:date>2025-09-15T11:13:33Z</dc:date>
    <meta:editing-duration>PT0S</meta:editing-duration>
    <meta:user-defined meta:name="ADIF Version">3.1.6</meta:user-defined>
    <meta:user-defined meta:name="ADIF Status">Released</meta:user-defined>
  </office:meta>
</office:document-meta>
</file>